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7821804</text:p>
          </table:table-cell>
          <table:table-cell office:value-type="string" calcext:value-type="string">
            <text:p>2022-10-27 20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9392" calcext:value-type="float">
            <text:p>80.4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21804</text:p>
          </table:table-cell>
          <table:table-cell office:value-type="string" calcext:value-type="string">
            <text:p>2021-10-29 22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83976" calcext:value-type="float">
            <text:p>74.48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21804</text:p>
          </table:table-cell>
          <table:table-cell office:value-type="string" calcext:value-type="string">
            <text:p>2018-10-22 22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6336" calcext:value-type="float">
            <text:p>74.31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21804</text:p>
          </table:table-cell>
          <table:table-cell office:value-type="string" calcext:value-type="string">
            <text:p>2017-10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4616" calcext:value-type="float">
            <text:p>72.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21804</text:p>
          </table:table-cell>
          <table:table-cell office:value-type="string" calcext:value-type="string">
            <text:p>2016-10-1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20936" calcext:value-type="float">
            <text:p>73.02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821804</text:p>
          </table:table-cell>
          <table:table-cell office:value-type="string" calcext:value-type="string">
            <text:p>2015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36" calcext:value-type="float">
            <text:p>74.5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